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0bc9" officeooo:paragraph-rsid="000e0bc9"/>
    </style:style>
    <style:style style:name="P2" style:family="paragraph" style:parent-style-name="Standard">
      <style:text-properties officeooo:rsid="00108593" officeooo:paragraph-rsid="00108593"/>
    </style:style>
    <style:style style:name="P3" style:family="paragraph" style:parent-style-name="Standard">
      <style:text-properties officeooo:rsid="0010f841" officeooo:paragraph-rsid="0010f841"/>
    </style:style>
    <style:style style:name="P4" style:family="paragraph" style:parent-style-name="Standard">
      <style:text-properties officeooo:rsid="0011a4f2" officeooo:paragraph-rsid="0011a4f2"/>
    </style:style>
    <style:style style:name="P5" style:family="paragraph" style:parent-style-name="Standard">
      <style:text-properties officeooo:rsid="0012e311" officeooo:paragraph-rsid="0012e311"/>
    </style:style>
    <style:style style:name="P6" style:family="paragraph" style:parent-style-name="Standard">
      <style:text-properties officeooo:rsid="0012e311" officeooo:paragraph-rsid="0012e311"/>
    </style:style>
    <style:style style:name="P7" style:family="paragraph" style:parent-style-name="Standard">
      <style:text-properties officeooo:rsid="0014aa7a" officeooo:paragraph-rsid="0014aa7a"/>
    </style:style>
    <style:style style:name="T1" style:family="text">
      <style:text-properties officeooo:rsid="0012e3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plot lib ~ matlab plotting</text:p>
      <text:p text:style-name="P1"/>
      <text:p text:style-name="P1">ipython~ python interpreter (rcommended all the time)</text:p>
      <text:p text:style-name="P1"/>
      <text:p text:style-name="P1">NumPy/Scipy ~ Math </text:p>
      <text:p text:style-name="P1"/>
      <text:p text:style-name="P1">python interpreted language</text:p>
      <text:p text:style-name="P1"/>
      <text:p text:style-name="P1">%paste </text:p>
      <text:p text:style-name="P1"/>
      <text:p text:style-name="P2">python float is a double in #c</text:p>
      <text:p text:style-name="P2"/>
      <text:p text:style-name="P2">a.__class__ <text:s text:c="2"/>#show th type of the variable</text:p>
      <text:p text:style-name="P2"/>
      <text:p text:style-name="P2">run python script only shoe the print function in the terminal </text:p>
      <text:p text:style-name="P2"/>
      <text:p text:style-name="P2">tuple: <text:s/>once create you can't edit it <text:s text:c="6"/>ex:(1,2,3)</text:p>
      <text:p text:style-name="P3">tuple() <text:s/>conversion</text:p>
      <text:p text:style-name="P2">list : <text:s/>you can edit it <text:tab/><text:tab/><text:tab/>ex: [1,2,3]</text:p>
      <text:p text:style-name="P3">list()</text:p>
      <text:p text:style-name="P3"/>
      <text:p text:style-name="P3">dir to get help </text:p>
      <text:p text:style-name="P3"/>
      <text:p text:style-name="P3">?a <text:s/>a? To get help </text:p>
      <text:p text:style-name="P3"/>
      <text:p text:style-name="P4">zip function </text:p>
      <text:p text:style-name="P4"/>
      <text:p text:style-name="P4">space will cause problem open your codes in the same editor </text:p>
      <text:p text:style-name="P4"/>
      <text:p text:style-name="P4">four spaces to indicate </text:p>
      <text:p text:style-name="P4"/>
      <text:p text:style-name="P4">dictionary: immutable hashable <text:span text:style-name="T1">{}</text:span></text:p>
      <text:p text:style-name="P4"/>
      <text:p text:style-name="P5">a.items() <text:s/>print tuples </text:p>
      <text:p text:style-name="P5">a.values() <text:s/></text:p>
      <text:p text:style-name="P5"/>
      <text:p text:style-name="P5">a.key append </text:p>
      <text:p text:style-name="P5"/>
      <text:p text:style-name="P7">from math import pi </text:p>
      <text:p text:style-name="P7">import </text:p>
      <text:p text:style-name="P7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0:10:02.260873676</meta:creation-date>
    <dc:date>2015-09-12T00:47:14.655308872</dc:date>
    <meta:editing-duration>PT37M1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04" meta:character-count="629" meta:non-whitespace-character-count="518"/>
  </office:meta>
</office:document-meta>
</file>